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officeooo:rsid="00164c3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19"/>Ref.: Z520</text:p>
      <text:p text:style-name="Standard"/>
      <text:p text:style-name="Standard">Sr. Joan Pons Florit</text:p>
      <text:p text:style-name="Standard">C/ d’Enmig, 14</text:p>
      <text:p text:style-name="Standard">07740 ES MERCADAL</text:p>
      <text:p text:style-name="Standard"/>
      <text:p text:style-name="Standard"/>
      <text:p text:style-name="Standard"/>
      <text:p text:style-name="Standard"/>
      <text:p text:style-name="Standard">Us deman que us presenteu en aquestes oficines, el proper 23 de maig,</text:p>
      <text:p text:style-name="Standard">en horari de 9.00 a 13.30 h, a fi de poder <text:span text:style-name="T1">firmar un document imprescindible per a tramitar el Model 061 de la nostra empresa</text:span></text:p>
      <text:p text:style-name="Standard"/>
      <text:p text:style-name="Standard"/>
      <text:p text:style-name="Standard"/>
      <text:p text:style-name="Standard">[rúbrica]</text:p>
      <text:p text:style-name="Standard"><text:span text:style-name="T2">Ursula</text:span> Garcias Font</text:p>
      <text:p text:style-name="Standard"/>
      <text:p text:style-name="Standard">Maó, 5 de maig de 2005</text:p>
      <text:p text:style-name="Standard"/>
      <text:p text:style-name="Standard"/>
      <text:p text:style-name="Standard"/>
      <text:p text:style-name="Standard"/>
      <text:p text:style-name="Standard">Documentació que cal aportar:</text:p>
      <text:p text:style-name="Standard">— DN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8:16:22.046756964</meta:creation-date>
    <dc:date>2023-11-29T08:21:45.675701540</dc:date>
    <meta:editing-duration>PT5M42S</meta:editing-duration>
    <meta:editing-cycles>1</meta:editing-cycles>
    <meta:document-statistic meta:table-count="0" meta:image-count="0" meta:object-count="0" meta:page-count="1" meta:paragraph-count="11" meta:word-count="65" meta:character-count="458" meta:non-whitespace-character-count="284"/>
    <meta:generator>LibreOffice/7.3.7.2$Linux_X86_64 LibreOffice_project/30$Build-2</meta:generator>
  </office:meta>
</office:document-meta>
</file>